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5f16b" officeooo:paragraph-rsid="0015f16b"/>
    </style:style>
    <style:style style:name="P2" style:family="paragraph" style:parent-style-name="Standard">
      <style:text-properties style:font-name="Arial" officeooo:rsid="0015f16b" officeooo:paragraph-rsid="001a3a37"/>
    </style:style>
    <style:style style:name="P3" style:family="paragraph" style:parent-style-name="Standard">
      <style:text-properties style:font-name="Arial" officeooo:rsid="0015f16b" officeooo:paragraph-rsid="002a112c"/>
    </style:style>
    <style:style style:name="P4" style:family="paragraph" style:parent-style-name="Standard">
      <style:text-properties style:font-name="Arial" officeooo:rsid="0015f16b" officeooo:paragraph-rsid="002b484a"/>
    </style:style>
    <style:style style:name="P5" style:family="paragraph" style:parent-style-name="Standard">
      <style:text-properties style:font-name="Arial" officeooo:rsid="0015f9cc" officeooo:paragraph-rsid="0015f9cc"/>
    </style:style>
    <style:style style:name="P6" style:family="paragraph" style:parent-style-name="Standard">
      <style:text-properties style:font-name="Arial" officeooo:rsid="001da2e4" officeooo:paragraph-rsid="001da2e4"/>
    </style:style>
    <style:style style:name="P7" style:family="paragraph" style:parent-style-name="Standard">
      <style:text-properties style:font-name="Arial" officeooo:rsid="001e140b" officeooo:paragraph-rsid="001e140b"/>
    </style:style>
    <style:style style:name="P8" style:family="paragraph" style:parent-style-name="Standard">
      <style:text-properties style:font-name="Arial" officeooo:rsid="001f4648" officeooo:paragraph-rsid="001f4648"/>
    </style:style>
    <style:style style:name="P9" style:family="paragraph" style:parent-style-name="Standard">
      <style:text-properties style:font-name="Arial" officeooo:rsid="0020d3b9" officeooo:paragraph-rsid="0020d3b9"/>
    </style:style>
    <style:style style:name="P10" style:family="paragraph" style:parent-style-name="Standard">
      <style:text-properties style:font-name="Arial" officeooo:rsid="0022193c" officeooo:paragraph-rsid="0022193c"/>
    </style:style>
    <style:style style:name="P11" style:family="paragraph" style:parent-style-name="Standard">
      <style:text-properties style:font-name="Arial" officeooo:rsid="002a112c" officeooo:paragraph-rsid="002b484a"/>
    </style:style>
    <style:style style:name="P12" style:family="paragraph" style:parent-style-name="Standard">
      <style:text-properties style:font-name="Arial" officeooo:rsid="002bcf0a" officeooo:paragraph-rsid="002bcf0a"/>
    </style:style>
    <style:style style:name="T1" style:family="text">
      <style:text-properties officeooo:rsid="00169b6e"/>
    </style:style>
    <style:style style:name="T2" style:family="text">
      <style:text-properties officeooo:rsid="001e97f8"/>
    </style:style>
    <style:style style:name="T3" style:family="text">
      <style:text-properties officeooo:rsid="0023a224"/>
    </style:style>
    <style:style style:name="T4" style:family="text">
      <style:text-properties officeooo:rsid="002b5293"/>
    </style:style>
    <style:style style:name="T5" style:family="text">
      <style:text-properties officeooo:rsid="002c4523"/>
    </style:style>
    <style:style style:name="T6" style:family="text">
      <style:text-properties officeooo:rsid="002c63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taking stock" piece from the vantage point of two and a half years of retirement. This newsletter was going to be the main focus of my retirement. I believed that it would be easy for me to find my voice as a newly retired person. Not so, unfortunately</text:p>
      <text:p text:style-name="P1"/>
      <text:p text:style-name="P2">These months since retirement have been a fallow time in my life. Retirement hasn't been what I expected, but it has opened up some positive pathways that I hadn't really thought of. I went into retirement with such enthusiasm and the belief that I was finally going to have the freedom to accomplish the things I had always dreamed of. I felt very well prepared by everything that had gone before in my life.</text:p>
      <text:p text:style-name="P2"/>
      <text:p text:style-name="P5"><text:span text:style-name="T3">But b</text:span>eing a retired person is a stage of life that nothing prepares you for. I've come to believe that being a retired person is one of the stereotypes <text:span text:style-name="T1">that limit people at least as much as it is any pre-retirement checklist. I wasn't prepared to believe that my plans were valid, that I mattered to the larger world and that I would still have contributions to make.</text:span></text:p>
      <text:p text:style-name="P1"/>
      <text:p text:style-name="P5">I spent the few years before my retirement thinking about how this change in my life might actually be possible. I was very surprised when my employer's retirement policies, social security regulations and my own financial situation aligned to tell me that now was the time to do it.</text:p>
      <text:p text:style-name="P6">It has helped for me to think about the things that make me happy, from those at the top of the list that I know make me happy to those at the bottom of the list that I know make me very unhappy.</text:p>
      <text:p text:style-name="P7">At the top of the list are my creative pursuits such as music, writing and photograph<text:span text:style-name="T2">y</text:span>, things that I can do when and where I want to and are primarily solitary activities.</text:p>
      <text:p text:style-name="P7">Near the top of my list are the learning projects I have related to technical competencies that I can do with groups of people and then practice on my own at home.</text:p>
      <text:p text:style-name="P8">Next is just getting out of my apartment, spending time in nature and on long drives.</text:p>
      <text:p text:style-name="P9">In the middle are the routine tasks such as paying bills, managing my email and calling people that are necessary, but not very interesting.</text:p>
      <text:p text:style-name="P10">And then come the things that make me unhappy, such as health concerns and illness (both my own and other people's) and concerns about the direction of society or prospects for the future.</text:p>
      <text:p text:style-name="P3"/>
      <text:p text:style-name="P12">Unstructured time, <text:span text:style-name="T6">too much </text:span>freedom and lack of a clear purpose are pitfalls at any life stage, but they are especially toxic after one's career winds down. Stereotypes also are toxic in holding people back. Aging is one of the sterotypes that still exert power over people <text:span text:style-name="T5">and one of our main challenges in retirement.</text:span></text:p>
      <text:p text:style-name="P1"/>
      <text:p text:style-name="P11">I've been successful in structuring my time in a way that allows me to focus on the things near the top of my list. I'm feeling on track to accomplish the things I've set out to. <text:span text:style-name="T4">It has been a somewhat opaque process, but I've given it time to coalesce into something affirming and valuabl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53S</meta:editing-duration>
    <meta:editing-cycles>28</meta:editing-cycles>
    <meta:generator>LibreOffice/5.4.3.2$Windows_X86_64 LibreOffice_project/92a7159f7e4af62137622921e809f8546db437e5</meta:generator>
    <dc:date>2024-02-16T13:30:11.864000000</dc:date>
    <meta:document-statistic meta:table-count="0" meta:image-count="0" meta:object-count="0" meta:page-count="1" meta:paragraph-count="12" meta:word-count="532" meta:character-count="2875" meta:non-whitespace-character-count="2355"/>
    <meta:user-defined meta:name="Info 1"/>
    <meta:user-defined meta:name="Info 2"/>
    <meta:user-defined meta:name="Info 3"/>
    <meta:user-defined meta:name="Info 4"/>
  </office:meta>
</office:document-meta>
</file>